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arrow D'Ancona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9">For a funeral/</text:p>
      <text:p text:style-name="P7"/>
      <text:p text:style-name="P7">Israelites! <text:s/>We have gathered round the coffin of a man, who en-/-joyed abundant happiness. <text:s/>You look incredulous, and shake your/ heads, as if by speaking so I <text:span text:style-name="T2">showed</text:span><text:span text:style-name="T5"> betrayed ignorance of human nature./ <text:s/>"None is happy," you say to yourselves. <text:s/>Those who possess ample means/ enabling them to abdicat[sic!] ease, allow their imaginations to create occasions/ for discontent; others, who might feel satisfied in a lowly condition, free/ from enslaving fashion, suffer constant misery by fancying that they/ are </text:span><text:span text:style-name="T2">in want</text:span><text:span text:style-name="T5"> deprived of the only source of joy--wealth." <text:s/>Yes: I know it, my/ friends! <text:s/>I know full well that man follows a shadow, that is a/ fictitious happiness, that the creatures of the earth live in agitation/ about vain objects. <text:s/>For, so experience shows, and so am I likewise/ told by the Scriptures [Hebrew] <text:s/>Possibly, our/ brother who has left this world, may, during the early days of his/ active life, have shared the weakness common to mortals. <text:s/>He/ may have kept </text:span><text:span text:style-name="T2">disquieted</text:span><text:span text:style-name="T5"> his mind disquieted in craving for the perishable/ goods of the earth. <text:s/>But if so: if he had perchance been equal to many in the/ errors of youth, he certainly proved himself superior to myriads in his/ declining years. <text:s/>It is during them that I formed his acquaint-/-ance, and I may assert, without fear of contradiction, that/ Barrow D'Ancona never showed signs of a refining spirit and of discontent,/ because of the station occupied./</text:span></text:p>
      <text:p text:style-name="P7"><text:span text:style-name="T5"/></text:p>
      <text:p text:style-name="P7"><text:span text:style-name="T5">[Page 2]</text:span></text:p>
      <text:p text:style-name="P7"><text:span text:style-name="T5">Descending from a family highly respectable, fitted/ by education and habits to appreciate a choicer mode of living,/ he nevertheless moved humbly along, suiting himself to the/ changes of fortune, </text:span><text:soft-page-break/><text:span text:style-name="T5">setting always before his household an/ example of industry, of unimpeachable honesty, and withal/ of contentment. <text:s/>It is therefore becoming in me,/ as it is due to his memory, that I shall point out the means/ by which my deceased friend gained a true nobility of character./ <text:s/>Those means, O fellow Israelites! are such as Judaism places/ within reach of all its adherents. <text:s/>A soothing conviction that/ no wrong can flow from the fountain of justice [Hebrew]/ an exalting belief that it is pleasing to the Almighty to see His/ creatures trustingly bow to His unsearchable will. <text:s/>[Hebrew]/ Thus was my friend armed against the strokes of adversity, thus/ he bravely withstood the sore trials of domestic and business nature which/ he had to undergo. <text:s/>Like one who, when the storm rages/ without, seeks shelter within a stronghold, so did our lamented/ brother look for and find refuge in acts of devotion and mercy./ <text:s/>To the members of the Congregation Mikv</text:span><text:span text:style-name="T6">è</text:span><text:span text:style-name="T7"> Israel, I need not/ speak of his fond attachment to the house of God; of/ the intense satisfaction it afforded him to be privileged to read/ a portion of the Prophets, or of the ritual. <text:s/>But I may/</text:span></text:p>
      <text:p text:style-name="P7"><text:span text:style-name="T7"/></text:p>
      <text:p text:style-name="P7"><text:span text:style-name="T7">[Page 3]</text:span></text:p>
      <text:p text:style-name="P7"><text:span text:style-name="T7">assure every brother within hearing of my voice, that/ the love which the all-souled Jew bore the religion of his fathers,/ was deeply rooted, that it revealed itself in the actions he/ performed, in the words he uttered. <text:s/>More to promote a/ holy cause than for the slight compensation received, he would/ devote his time to teaching. <text:s/>I often witnessed the gratification pictured/ on his countenance, when he </text:span><text:span text:style-name="T3">rated</text:span><text:span text:style-name="T7"> related how he had succeeded/ in imparting the knowledge of the Hebrew prayers and the time-/honored observances of our Creed. <text:s/>His sole complaint was that he/ could not always succeed as well in drawing to the Synagogue/ those whom he taught. <text:s/>But his zeal never abated, and </text:span><text:span text:style-name="T3">his</text:span><text:span text:style-name="T7"> he entertained/ a glowing hope </text:span><text:span text:style-name="T3">was</text:span><text:span text:style-name="T7"> to see a revival of the ordinances of the Lord,/ when his fellow-believers would be no longer nominal Jews, but/ practical and staunch Israelites. <text:s/>That hope joint with his/ goodly efforts; with deeds of social kindness; acts of considerate and unostenta-/-tious benevolence, and the consciousness of an irreproachable con-/-duct made him happy far happier than many who/ are so </text:span><text:span text:style-name="T3">cons judged</text:span><text:span text:style-name="T7"> regarded by the worldly, notwithstanding that they have rained heaps/ of gold upon the ruins of their moral characters, and the/ destruction of their religious principles./ </text:span></text:p>
      <text:p text:style-name="P7"><text:span text:style-name="T7">When I recollect how this good Jew in his 80</text:span><text:span text:style-name="T8">th</text:span><text:span text:style-name="T9"> year, could/ neither be induced by the gentle remonstrances of those near to him,/</text:span></text:p>
      <text:p text:style-name="P7"><text:span text:style-name="T9"/></text:p>
      <text:p text:style-name="P7"><text:span text:style-name="T9">[Page 4]</text:span></text:p>
      <text:p text:style-name="P7"><text:span text:style-name="T9">nor by the well-meant advice of friends to </text:span><text:span text:style-name="T4">yeild</text:span><text:span text:style-name="T9"> forego[sic!] a practice of his/ faith, which might prove injurious to his health, how on Thursday/ last he would abstain during 25 hours from any food in/ memory of our national dispersion, when I recall the joy he/ evinced for having discharged what he deemed an obligation, I/ am compelled to exclaim "May my latter end be like his" [Hebrew]/ For as a reward to his piety, must </text:span><text:span text:style-name="T4">have</text:span><text:span text:style-name="T9"> his end have been so peaceful./ <text:s/>[Hebrew]. <text:s/>The wife he cherished, and long/ sustained in her </text:span><text:span text:style-name="T4">declining</text:span><text:span text:style-name="T9"> decaying health, the children for whom he/ spared no pains, and in whose increasing welfare he greatly rejoiced,/ the grand-children and relatives after whom he yearned, may be comforted/ in the assurance that Barrow D'Ancona died the death of the righteous,/ calm and smiling. <text:s/>It was so that Aaron and Moses were gathered/ to their fathers, suffering none of the agonies, accompanying the sepa-/-ration of the immortal from the mortal. <text:s/>To you, my surviving friends!/ the thought is harrowing. <text:s/>We Hebrews generally deprecate so sudden a departure;/ but if it is to be lamented in him whom the Divine Messenger finds engros-/-sed in worldly affairs, if, as children, we would prefer to bestow a/ last token of reverence on the author of our existence, the quick transition/ may spare us nevertheless grief and anguish, and it is more desired by him/ who is at all times prepared to meet his God. <text:s/>Such was your father &amp;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4:38:48.41</meta:creation-date>
    <meta:document-statistic meta:table-count="0" meta:image-count="0" meta:object-count="0" meta:page-count="3" meta:paragraph-count="70" meta:word-count="1125" meta:character-count="6995"/>
    <dc:date>2012-10-09T15:03:11.75</dc:date>
    <dc:creator>Penn Libraries</dc:creator>
    <meta:editing-duration>PT00H09M13S</meta:editing-duration>
    <meta:editing-cycles>1</meta:editing-cycles>
    <meta:generator>OpenOffice.org/3.2$Win32 OpenOffice.org_project/320m12$Build-9483</meta:generator>
  </office:meta>
</office:document-meta>
</file>